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rrayListIterator.ObjectArrayListIterator( Object [ ] array ,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ListIterato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ArrayListIterator.se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ArrayListIterator.ObjectArray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ListIterator.ObjectArrayListIterator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List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List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Array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ListIterator.ObjectArrayListIterator( Object [ ] array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ListIte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List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